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1" style:font-size-complex="2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FreeSerif" officeooo:rsid="0018b560" officeooo:paragraph-rsid="0018b560"/>
    </style:style>
    <style:style style:name="P6" style:family="paragraph" style:parent-style-name="Title" style:master-page-name="Standard">
      <style:paragraph-properties style:page-number="auto"/>
      <style:text-properties officeooo:paragraph-rsid="0018b560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1" style:font-size-complex="18pt"/>
    </style:style>
    <style:style style:name="T3" style:family="text">
      <style:text-properties style:font-name="Nimbus Sans" fo:font-size="28pt" fo:font-weight="bold" officeooo:rsid="0018b560" style:font-name-asian="Nimbus Sans1" style:font-size-asian="28pt" style:font-weight-asian="bold" style:font-name-complex="FreeSans1" style:font-size-complex="28pt" style:font-weight-complex="bold"/>
    </style:style>
    <style:style style:name="T4" style:family="text">
      <style:text-properties style:font-name="Nimbus Sans" fo:font-size="28pt" fo:font-weight="bold" officeooo:rsid="002429d4" style:font-name-asian="Nimbus Sans1" style:font-size-asian="28pt" style:font-weight-asian="bold" style:font-name-complex="FreeSans1" style:font-size-complex="28pt" style:font-weight-complex="bold"/>
    </style:style>
    <style:style style:name="T5" style:family="text">
      <style:text-properties officeooo:rsid="0024c46d"/>
    </style:style>
    <style:style style:name="T6" style:family="text">
      <style:text-properties fo:font-style="italic" officeooo:rsid="0024c46d" style:font-style-asian="italic" style:font-style-complex="italic"/>
    </style:style>
    <style:style style:name="T7" style:family="text">
      <style:text-properties fo:font-style="italic" officeooo:rsid="0025d1d0" style:font-style-asian="italic" style:font-style-complex="italic"/>
    </style:style>
    <style:style style:name="T8" style:family="text">
      <style:text-properties fo:font-style="italic" fo:font-weight="normal" officeooo:rsid="0026949b" style:font-style-asian="italic" style:font-weight-asian="normal" style:font-style-complex="italic" style:font-weight-complex="normal"/>
    </style:style>
    <style:style style:name="T9" style:family="text">
      <style:text-properties fo:font-style="normal" officeooo:rsid="0024c46d" style:font-style-asian="normal" style:font-style-complex="normal"/>
    </style:style>
    <style:style style:name="T10" style:family="text">
      <style:text-properties fo:font-style="normal" officeooo:rsid="0025d1d0" style:font-style-asian="normal" style:font-style-complex="normal"/>
    </style:style>
    <style:style style:name="T11" style:family="text">
      <style:text-properties fo:font-style="normal" fo:font-weight="normal" officeooo:rsid="0024c46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fc2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6949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4fb4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Pesquisa</text:span><text:span text:style-name="T1"> – </text:span><text:span text:style-name="T4">Fuzzers</text:span></text:p>
      <text:p text:style-name="P4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p text:style-name="P5"><text:tab/>O<text:span text:style-name="T5">s Fuzzers são softwares que automatizam ou semi-automatizam o processo de </text:span><text:span text:style-name="T6">fuzzing</text:span><text:span text:style-name="T9"> (difundir), que baseia-se em fornecer dados aleatórios inválidos ou inesperados como entradas para sistemas de software de modo a descobrir vulnerabilidades e falhas de arquitetura e programação </text:span><text:span text:style-name="T10">(</text:span><text:span text:style-name="T7">bugs</text:span><text:span text:style-name="T10">)</text:span><text:span text:style-name="T9">.</text:span><text:span text:style-name="T11"> </text:span><text:span text:style-name="T12">Entradas para sistemas podem, por exemplo, ocorrer a partir de variáveis de ambiente, chamadas de API ou até mesmo de eventos de periféricos como teclado ou mouse. </text:span><text:span text:style-name="T13">O maior problema no emprego do </text:span><text:span text:style-name="T8">fuzzing</text:span><text:span text:style-name="T13"> reside no fato de que essa prática tende a identificar falhas de vulnerabilidade simples, todavia, </text:span><text:span text:style-name="T8">bugs</text:span><text:span text:style-name="T13"> encontrados por meio desta téc</text:span><text:span text:style-name="T14">ni</text:span><text:span text:style-name="T13">ca tendem a ser de severidade alta, uma vez que indicam problemas na implementação ou até mesmo na arquitetura do software que recebeu a entrada difus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9-12T19:46:06.380824479</dc:date>
    <meta:editing-duration>PT1H8M9S</meta:editing-duration>
    <meta:editing-cycles>18</meta:editing-cycles>
    <meta:generator>LibreOffice/7.3.5.2$Linux_X86_64 LibreOffice_project/30$Build-2</meta:generator>
    <meta:document-statistic meta:table-count="0" meta:image-count="0" meta:object-count="0" meta:page-count="1" meta:paragraph-count="3" meta:word-count="126" meta:character-count="820" meta:non-whitespace-character-count="695"/>
  </office:meta>
</office:document-meta>
</file>